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qns" svg:font-family="Sqns"/>
    <style:font-face style:name="sans-serif" svg:font-family="sans-serif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7.488cm"/>
        </style:tab-stops>
      </style:paragraph-properties>
      <style:text-properties style:font-name="Sans" fo:font-weight="bold" officeooo:rsid="00134d01" officeooo:paragraph-rsid="00134d0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87302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4d01" officeooo:paragraph-rsid="0013567d" style:font-weight-asian="normal" style:font-weight-complex="normal"/>
    </style:style>
    <style:style style:name="P4" style:family="paragraph" style:parent-style-name="Text_20_body">
      <style:text-properties officeooo:paragraph-rsid="00286878"/>
    </style:style>
    <style:style style:name="P5" style:family="paragraph" style:parent-style-name="Heading_20_1">
      <style:text-properties officeooo:rsid="0027cec8" officeooo:paragraph-rsid="0027cec8"/>
    </style:style>
    <style:style style:name="P6" style:family="paragraph" style:parent-style-name="Heading_20_1">
      <style:text-properties officeooo:rsid="00286878" officeooo:paragraph-rsid="00286878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2.75pt" fo:font-weight="normal" officeooo:rsid="00134d01" officeooo:paragraph-rsid="0013567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2pt" fo:font-weight="normal" officeooo:rsid="0013567d" officeooo:paragraph-rsid="0013567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pt" fo:font-weight="normal" officeooo:rsid="00134d01" officeooo:paragraph-rsid="0013567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2pt" fo:font-weight="normal" officeooo:rsid="0014cf6e" officeooo:paragraph-rsid="0018730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2pt" fo:font-weight="normal" officeooo:rsid="0014cf6e" officeooo:paragraph-rsid="0014cf6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3pt" fo:font-weight="normal" officeooo:rsid="00134d01" officeooo:paragraph-rsid="0013567d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66666" style:font-name="sans-serif" fo:font-size="10.5pt" fo:font-style="italic" fo:font-weight="normal" officeooo:rsid="00153205" officeooo:paragraph-rsid="0013567d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6666" style:font-name="sans-serif" fo:font-size="12pt" fo:font-style="italic" fo:font-weight="normal" officeooo:rsid="0014cf6e" officeooo:paragraph-rsid="00187302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134d01" officeooo:paragraph-rsid="0013567d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34d01" officeooo:paragraph-rsid="0013567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weight="normal" officeooo:rsid="00134d01" officeooo:paragraph-rsid="0013567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sans-serif" fo:font-size="12pt" fo:font-style="normal" fo:font-weight="normal" officeooo:rsid="0014cf6e" officeooo:paragraph-rsid="0020dde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20dde6"/>
    </style:style>
    <style:style style:name="P20" style:family="paragraph" style:parent-style-name="Standard">
      <style:paragraph-properties fo:text-align="start" style:justify-single-word="false"/>
      <style:text-properties officeooo:paragraph-rsid="00219f7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34d01" officeooo:paragraph-rsid="0013567d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34d01" officeooo:paragraph-rsid="00134d01" style:font-weight-asian="normal" style:font-weight-complex="normal"/>
    </style:style>
    <style:style style:name="P23" style:family="paragraph" style:parent-style-name="Standard">
      <style:paragraph-properties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fo:font-weight="normal" officeooo:rsid="0014cf6e" style:font-weight-asian="normal" style:font-weight-complex="normal"/>
    </style:style>
    <style:style style:name="T4" style:family="text">
      <style:text-properties style:font-name="sans-serif" fo:font-size="12pt" fo:font-weight="normal" officeooo:rsid="0014cf6e" style:font-size-asian="12pt" style:font-weight-asian="normal" style:font-size-complex="12pt" style:font-weight-complex="normal"/>
    </style:style>
    <style:style style:name="T5" style:family="text">
      <style:text-properties style:font-name="sans-serif" fo:font-size="12pt" fo:font-weight="normal" officeooo:rsid="00171c72" style:font-size-asian="12pt" style:font-weight-asian="normal" style:font-size-complex="12pt" style:font-weight-complex="normal"/>
    </style:style>
    <style:style style:name="T6" style:family="text">
      <style:text-properties style:font-name="sans-serif" fo:font-size="12pt" fo:font-style="normal" fo:font-weight="bold" officeooo:rsid="00171c72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sans-serif" fo:font-size="12pt" officeooo:rsid="001acc6a" style:font-size-asian="12pt" style:font-size-complex="12pt"/>
    </style:style>
    <style:style style:name="T8" style:family="text">
      <style:text-properties style:font-name="sans-serif" fo:font-size="12pt" officeooo:rsid="001c5929" style:font-size-asian="12pt" style:font-size-complex="12pt"/>
    </style:style>
    <style:style style:name="T9" style:family="text">
      <style:text-properties style:font-name="sans-serif" fo:font-size="12pt" officeooo:rsid="00233eca" style:font-size-asian="12pt" style:font-size-complex="12pt"/>
    </style:style>
    <style:style style:name="T10" style:family="text">
      <style:text-properties style:font-name="sans-serif" officeooo:rsid="0020dde6" style:font-size-asian="13pt" style:font-weight-asian="normal" style:font-size-complex="13pt" style:font-weight-complex="normal"/>
    </style:style>
    <style:style style:name="T11" style:family="text">
      <style:text-properties style:font-name="sans-serif" fo:font-size="13pt" fo:font-weight="normal" officeooo:rsid="0020dde6" style:font-size-asian="13pt" style:font-weight-asian="normal" style:font-size-complex="13pt" style:font-weight-complex="normal"/>
    </style:style>
    <style:style style:name="T12" style:family="text">
      <style:text-properties style:font-name="sans-serif" fo:font-size="13pt" fo:font-weight="normal" officeooo:rsid="002129a3" style:font-size-asian="13pt" style:font-weight-asian="normal" style:font-size-complex="13pt" style:font-weight-complex="normal"/>
    </style:style>
    <style:style style:name="T13" style:family="text">
      <style:text-properties style:font-name="sans-serif" officeooo:rsid="00249bdf"/>
    </style:style>
    <style:style style:name="T14" style:family="text">
      <style:text-properties style:font-name="sans-serif" officeooo:rsid="00253c74"/>
    </style:style>
    <style:style style:name="T15" style:family="text">
      <style:text-properties style:font-name="sans-serif" officeooo:rsid="0026d9c4"/>
    </style:style>
    <style:style style:name="T16" style:family="text">
      <style:text-properties fo:color="#666666" style:font-name="sans-serif" fo:font-size="10.5pt" fo:font-style="italic" officeooo:rsid="00153205" style:font-size-asian="10.5pt" style:font-style-asian="italic" style:font-size-complex="10.5pt" style:font-style-complex="italic"/>
    </style:style>
    <style:style style:name="T17" style:family="text">
      <style:text-properties fo:color="#666666" style:font-name="sans-serif" fo:font-size="10.5pt" fo:font-style="italic" officeooo:rsid="00249bdf" style:font-size-asian="10.5pt" style:font-style-asian="italic" style:font-size-complex="10.5pt" style:font-style-complex="italic"/>
    </style:style>
    <style:style style:name="T18" style:family="text">
      <style:text-properties fo:color="#666666" style:font-name="sans-serif" fo:font-size="12.75pt" fo:font-style="italic" fo:font-weight="normal" officeooo:rsid="00134d01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color="#666666" style:font-name="sans-serif" fo:font-size="12.75pt" fo:font-style="italic" fo:font-weight="normal" officeooo:rsid="0020dde6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color="#666666" style:font-name="sans-serif" fo:font-size="12.75pt" fo:font-style="italic" fo:font-weight="normal" officeooo:rsid="0027221b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color="#666666" style:font-name="Sqns" fo:font-style="italic" style:font-style-asian="italic" style:font-style-complex="italic"/>
    </style:style>
    <style:style style:name="T22" style:family="text">
      <style:text-properties fo:color="#666666" style:font-name="Sans" fo:font-size="11pt" fo:font-style="italic" style:font-size-asian="11pt" style:font-style-asian="italic" style:font-size-complex="11pt" style:font-style-complex="italic"/>
    </style:style>
    <style:style style:name="T23" style:family="text">
      <style:text-properties fo:color="#666666" style:font-name="Sans" fo:font-size="11pt" fo:font-style="italic" fo:font-weight="normal" officeooo:rsid="00134d01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color="#666666" fo:font-size="11pt" fo:font-style="italic" style:text-underline-style="solid" style:text-underline-width="auto" style:text-underline-color="font-color" officeooo:rsid="001fb954" style:font-size-asian="11pt" style:font-style-asian="italic" style:font-size-complex="11pt" style:font-style-complex="italic"/>
    </style:style>
    <style:style style:name="T25" style:family="text">
      <style:text-properties fo:color="#666666" fo:font-style="italic" style:font-style-asian="italic" style:font-style-complex="italic"/>
    </style:style>
    <style:style style:name="T26" style:family="text">
      <style:text-properties fo:color="#666666" fo:font-style="italic" style:text-underline-style="solid" style:text-underline-width="auto" style:text-underline-color="font-color" officeooo:rsid="001dcdb2" style:font-style-asian="italic" style:font-style-complex="italic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color="#000000" style:font-name="sans-serif" fo:font-size="12.75pt" fo:font-style="italic" fo:font-weight="normal" officeooo:rsid="00134d01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color="#000000" style:font-name="sans-serif" fo:font-size="12.75pt" fo:font-style="italic" fo:font-weight="normal" officeooo:rsid="0020dde6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color="#000000" style:font-name="sans-serif" fo:font-size="12pt" fo:font-style="italic" fo:font-weight="normal" officeooo:rsid="00134d01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color="#000000" style:font-name="Sans" fo:font-size="11pt" fo:font-style="italic" fo:font-weight="normal" officeooo:rsid="00134d01" style:font-size-asian="11pt" style:font-style-asian="italic" style:font-weight-asian="normal" style:font-size-complex="11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te Client</text:p>
      <text:p text:style-name="P22"/>
      <text:h text:style-name="P5" text:outline-level="1">II.1</text:h>
      <text:p text:style-name="P15">–<text:bookmark text:name="page16R_mcid97"/> <text:bookmark text:name="page16R_mcid98"/><text:span text:style-name="T1">Donnez la structure </text:span><text:bookmark text:name="page16R_mcid99"/><text:span text:style-name="T1">struct sockaddr_in sa.</text:span></text:p>
      <text:p text:style-name="P7"/>
      <text:p text:style-name="P3"><text:span text:style-name="T2"><text:tab/></text:span><text:span text:style-name="T16">sockaddr_in{</text:span></text:p>
      <text:p text:style-name="P13"><text:tab/><text:tab/>short sin_family ;</text:p>
      <text:p text:style-name="P13"><text:tab/><text:tab/>unsigned short sin_port ;</text:p>
      <text:p text:style-name="P13"><text:tab/><text:tab/>struct in_addr sin_addr ;</text:p>
      <text:p text:style-name="P13"><text:tab/>}</text:p>
      <text:p text:style-name="P8"/>
      <text:p text:style-name="P9"/>
      <text:p text:style-name="P15">–<text:bookmark text:name="page16R_mcid103"/> <text:bookmark text:name="page16R_mcid104"/><text:span text:style-name="T1">Précisez le nom et le prototype des fonctions à utiliser pour récupérer dans </text:span><text:bookmark text:name="page16R_mcid105"/><text:span text:style-name="T1">/etc/hosts</text:span><text:bookmark text:name="page16R_mcid106"/> <text:bookmark text:name="page16R_mcid107"/><text:span text:style-name="T1">et dans </text:span><text:bookmark text:name="page16R_mcid108"/><text:span text:style-name="T1">/etc/services</text:span><text:bookmark text:name="page16R_mcid109"/> <text:bookmark text:name="page16R_mcid110"/><text:span text:style-name="T1">les données qui compléteront sa ainsi </text:span><text:bookmark text:name="page16R_mcid113"/><text:span text:style-name="T1">que leur valeurs de retour.</text:span></text:p>
      <text:p text:style-name="P15"><text:span text:style-name="T1"/></text:p>
      <text:p text:style-name="P3"/>
      <text:p text:style-name="P2"><text:span text:style-name="T3"><text:tab/></text:span><text:span text:style-name="T4">Pour récupérer l</text:span><text:span text:style-name="T5">es valeurs dans </text:span><text:span text:style-name="T6">etc/hosts</text:span><text:span text:style-name="T4"> on utilisera la fonction :</text:span></text:p>
      <text:p text:style-name="P10"/>
      <text:p text:style-name="P14"><text:tab/><text:tab/><text:span text:style-name="T27">struct hostent *gethostbyname(const char *name);</text:span></text:p>
      <text:p text:style-name="P14"><text:span text:style-name="T27"/></text:p>
      <text:p text:style-name="P18"><text:bookmark text:name="page16R_mcid118"/><text:tab/>Pour hosts complétez les trous : </text:p>
      <text:p text:style-name="P18"><text:bookmark text:name="page16R_mcid119"/><text:line-break/><text:tab/>L’entrée se fait par <text:span text:style-name="T26">localhost</text:span><text:span text:style-name="T25"> </text:span>(argv[1]) et la fonction (à trouver) doit nous <text:tab/>renvoyer l’adresse ip <text:span text:style-name="T24">127.0.0.1</text:span></text:p>
      <text:p text:style-name="P18"><text:span text:style-name="T24"/></text:p>
      <text:p text:style-name="P18"><text:span text:style-name="T24"/></text:p>
      <text:p text:style-name="P11"/>
      <text:p text:style-name="P11"><text:tab/>Et pour le service : getservbyname</text:p>
      <text:p text:style-name="P16"/>
      <text:p text:style-name="P16"><text:tab/> <text:span text:style-name="T21"><text:s/><text:tab/></text:span><text:span text:style-name="T22">struct servent *getservbyname(const char *name, const char *proto);</text:span></text:p>
      <text:p text:style-name="P16"><text:span text:style-name="T22"/></text:p>
      <text:p text:style-name="P19"><text:bookmark text:name="page16R_mcid120"/><text:span text:style-name="T23"><text:tab/></text:span><text:span text:style-name="T30">Pour services complétez la phrase :</text:span><text:span text:style-name="T31"> </text:span></text:p>
      <text:p text:style-name="P19"><text:span text:style-name="T31"><text:line-break/><text:tab/></text:span><text:span text:style-name="T28">L’entrée se fait par </text:span><text:span text:style-name="T19">msp</text:span><text:span text:style-name="T29"> </text:span><text:span text:style-name="T28">, </text:span><text:span text:style-name="T19">tcp</text:span><text:span text:style-name="T28"> et la fonction doit nous renvoyer </text:span><text:span text:style-name="T20">une <text:tab/>structure de données</text:span></text:p>
      <text:p text:style-name="P16"><text:span text:style-name="T22"/></text:p>
      <text:p text:style-name="P17"/>
      <text:p text:style-name="P15"><text:bookmark text:name="page16R_mcid123"/>–<text:bookmark text:name="page16R_mcid124"/> <text:bookmark text:name="page16R_mcid125"/><text:span text:style-name="T1">Donnez le paramétrage de ces fonctions dans notre cas.</text:span></text:p>
      <text:p text:style-name="P9"><text:tab/></text:p>
      <text:p text:style-name="P3"><text:span text:style-name="T2"><text:tab/></text:span><text:span text:style-name="T7">Pour la fonction gethostbyname, on utilisera l’élément passe en <text:tab/>argument </text:span><text:span text:style-name="T8">du programme</text:span><text:span text:style-name="T7">: argv[1]</text:span></text:p>
      <text:p text:style-name="P3"><text:span text:style-name="T7"/></text:p>
      <text:p text:style-name="P3"><text:span text:style-name="T7"><text:tab/></text:span><text:span text:style-name="T9">Pour la fonction getservbyname, on utlisiera msp et tcp en parametres.</text:span></text:p>
      <text:p text:style-name="P7"/>
      <text:p text:style-name="P15">–<text:bookmark text:name="page16R_mcid136"/> <text:bookmark text:name="page16R_mcid137"/><text:span text:style-name="T1">Donnez le format de ces structures et précisez les champs qui viendront renseigner les champs de sa.</text:span></text:p>
      <text:p text:style-name="P15"><text:span text:style-name="T1"/></text:p>
      <text:p text:style-name="P20"><text:span text:style-name="T11">hp → h_addrtype<text:tab/>sa.sin_family</text:span></text:p>
      <text:p text:style-name="P20"><text:span text:style-name="T11">hp →</text:span><text:span text:style-name="T10"> </text:span><text:span text:style-name="T11"><text:s/>h_addr(1) <text:tab/>sa.sin_addr</text:span></text:p>
      <text:p text:style-name="P20"><text:soft-page-break/><text:span text:style-name="T12">sp →</text:span><text:span text:style-name="T1"> </text:span><text:span text:style-name="T12"><text:s/>s_port <text:tab/><text:tab/>sa.sin_port</text:span></text:p>
      <text:p text:style-name="P12"/>
      <text:p text:style-name="P15">–<text:bookmark text:name="page16R_mcid140"/> <text:bookmark text:name="page16R_mcid141"/><text:span text:style-name="T1">Donnez le prototype de la fonction qui permettra d’ouvrir une socket </text:span><text:bookmark text:name="page16R_mcid142"/><text:span text:style-name="T1">(notée</text:span><text:bookmark text:name="page16R_mcid143"/> <text:bookmark text:name="page16R_mcid144"/><text:span text:style-name="T1">int s</text:span><text:bookmark text:name="page16R_mcid145"/><text:span text:style-name="T1">) et ses valeurs de retour</text:span></text:p>
      <text:p text:style-name="P15"><text:span text:style-name="T1"/></text:p>
      <text:p text:style-name="P15"><text:span text:style-name="T1"><text:tab/></text:span><text:span text:style-name="T13">Il s’agit de la fonction socket : </text:span></text:p>
      <text:p text:style-name="P15"><text:span text:style-name="T13"/></text:p>
      <text:p text:style-name="P15"><text:span text:style-name="T13"><text:tab/><text:tab/></text:span><text:span text:style-name="T17">int socket(int domain, int type, int protocol);</text:span></text:p>
      <text:p text:style-name="P15"/>
      <text:p text:style-name="P23"><text:bookmark text:name="page18R_mcid0"/>–<text:bookmark text:name="page18R_mcid1"/> <text:bookmark text:name="page18R_mcid2"/><text:span text:style-name="T1">Donnez le paramétrage de ce</text:span><text:bookmark text:name="page18R_mcid3"/><text:span text:style-name="T1">tte fonction dans notre cas. Le domaine d’adresse sera celui obtenue dans </text:span><text:bookmark text:name="page18R_mcid4"/><text:span text:style-name="T1">*hp.</text:span></text:p>
      <text:p text:style-name="P23"><text:span text:style-name="T1"/></text:p>
      <text:p text:style-name="P23"><text:bookmark text:name="page18R_mcid5"/><text:span text:style-name="T1"><text:tab/></text:span><text:span text:style-name="T14">Pour le domaine, on utilisera </text:span><text:span text:style-name="T15">sa.sin_family</text:span></text:p>
      <text:p text:style-name="P23"><text:span text:style-name="T15"><text:tab/>Pour le type, SOCK_STREAM</text:span></text:p>
      <text:p text:style-name="P23"><text:span text:style-name="T15"><text:tab/>Et le protocole, on met 0</text:span></text:p>
      <text:p text:style-name="P23"><text:span text:style-name="T15"/></text:p>
      <text:h text:style-name="P6" text:outline-level="1">II.2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qns" svg:font-family="Sqns"/>
    <style:font-face style:name="sans-serif" svg:font-family="sans-serif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9:11:13.078275306</meta:creation-date>
    <dc:date>2021-11-24T11:32:10.628096796</dc:date>
    <meta:editing-duration>PT1H20M35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255" meta:character-count="1634" meta:non-whitespace-character-count="1363"/>
  </office:meta>
</office:document-meta>
</file>